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0000000358EA235AF4986BF67C.png" manifest:media-type="image/png"/>
  <manifest:file-entry manifest:full-path="Pictures/10000000000003DA000002D957D83522D24CCEB0.png" manifest:media-type="image/png"/>
  <manifest:file-entry manifest:full-path="Pictures/10000000000003C1000002CCD21A2CDBD3609E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138cm" svg:height="15.749cm" svg:x="1.905cm" svg:y="0.001cm">
          <draw:image xlink:href="Pictures/10000000000003C1000002CCD21A2CDBD3609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301cm" svg:height="15.749cm" svg:x="2.194cm" svg:y="0cm">
          <draw:image xlink:href="Pictures/10000000000003DA000002D957D83522D24CC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0.331cm" svg:height="0.963cm" svg:x="3.175cm" svg:y="13.642cm">
          <draw:text-box>
            <text:p>https://optionstrategiesinsider.com/2024/01/29/should-we-take-caution/</text:p>
          </draw:text-box>
        </draw:frame>
        <draw:frame draw:style-name="gr4" draw:text-style-name="P4" draw:layer="layout" svg:width="22.284cm" svg:height="12.418cm" svg:x="2.54cm" svg:y="0.282cm">
          <draw:image xlink:href="Pictures/100000000000060000000358EA235AF4986BF6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1-30T11:08:09.878730834</dc:date>
    <meta:editing-duration>P3DT2H44M5S</meta:editing-duration>
    <meta:editing-cycles>67</meta:editing-cycles>
    <meta:generator>LibreOffice/7.6.3.2$Linux_X86_64 LibreOffice_project/4fe86607b5ac922e55f140471fda9b60bdaa980d</meta:generator>
    <meta:document-statistic meta:object-count="67"/>
  </office:meta>
</office:document-meta>
</file>